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-color="#ff950e"/>
      <style:paragraph-properties fo:text-align="center"/>
    </style:style>
    <style:style style:name="P9" style:family="paragraph">
      <loext:graphic-properties draw:fill-color="#66190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cc00"/>
      <style:paragraph-properties fo:text-align="center"/>
    </style:style>
    <style:style style:name="P12" style:family="paragraph">
      <loext:graphic-properties draw:fill-color="#ff3300"/>
    </style:style>
    <style:style style:name="P13" style:family="paragraph">
      <loext:graphic-properties draw:fill-color="#000000"/>
    </style:style>
    <style:style style:name="P14" style:family="paragraph">
      <loext:graphic-properties draw:fill-color="#ff0000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" draw:marker-start-width="0.199cm" draw:marker-start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Circle" draw:marker-start-width="0.199cm" draw:marker-start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marker-start-width="0.199cm" draw:marker-start-center="true" draw:marker-end="Circle" draw:marker-end-width="0.199cm" draw:marker-end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Circle" draw:marker-start-width="0.199cm" draw:marker-start-center="true" draw:marker-end-width="0.199cm" draw:marker-end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Circle" draw:marker-start-width="0.199cm" draw:marker-start-center="true" draw:marker-end="Circle" draw:marker-end-width="0.199cm" draw:marker-end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661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Circle" draw:marker-end-width="0.199cm" draw:marker-end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3300" draw:textarea-horizontal-align="justify" draw:textarea-vertical-align="middle" draw:auto-grow-height="false" fo:min-height="6.364cm" fo:min-width="4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000000" draw:textarea-horizontal-align="justify" draw:textarea-vertical-align="middle" draw:auto-grow-height="false" fo:min-height="5.041cm" fo:min-width="4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start="Circle" draw:marker-start-width="0.199cm" draw:marker-start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marker-start="Circle" draw:marker-start-width="0.199cm" draw:marker-start-center="true" draw:marker-end="" draw:marker-end-width="0.199cm" draw:marker-end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1.3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draw:frame text:anchor-type="paragraph" draw:z-index="74" draw:style-name="gr11" draw:text-style-name="P5" svg:width="1.378cm" svg:height="1.003cm" svg:x="3.38cm" svg:y="0.272cm"><draw:text-box><text:p>ISP</text:p></draw:text-box></draw:frame></text:p>
      <text:p text:style-name="Standard"><draw:rect text:anchor-type="paragraph" draw:z-index="61" draw:style-name="gr2" draw:text-style-name="P3" svg:width="0.877cm" svg:height="0.126cm" svg:x="3.755cm" svg:y="0.411cm"><text:p/></draw:rect><draw:rect text:anchor-type="paragraph" draw:z-index="62" draw:style-name="gr2" draw:text-style-name="P3" svg:width="0.376cm" svg:height="0.251cm" svg:x="4.006cm" svg:y="0.161cm"><text:p/></draw:rect></text:p>
      <text:p text:style-name="Standard"><draw:line text:anchor-type="paragraph" draw:z-index="63" draw:style-name="gr7" draw:text-style-name="P3" svg:x1="4.371cm" svg:y1="0.3cm" svg:x2="5.373cm" svg:y2="0.3cm"><text:p/></draw:line><draw:line text:anchor-type="paragraph" draw:z-index="64" draw:style-name="gr9" draw:text-style-name="P3" svg:x1="5.373cm" svg:y1="1.177cm" svg:x2="5.373cm" svg:y2="0.3cm"><text:p/></draw:line><draw:line text:anchor-type="paragraph" draw:z-index="66" draw:style-name="gr7" draw:text-style-name="P3" svg:x1="4.006cm" svg:y1="0.3cm" svg:x2="2.868cm" svg:y2="0.3cm"><text:p/></draw:line><draw:line text:anchor-type="paragraph" draw:z-index="68" draw:style-name="gr2" draw:text-style-name="P3" svg:x1="2.868cm" svg:y1="2.805cm" svg:x2="2.879cm" svg:y2="0.3cm"><text:p/></draw:line><draw:frame text:anchor-type="paragraph" draw:z-index="75" draw:style-name="gr12" draw:text-style-name="P5" svg:width="1.754cm" svg:height="0.489cm" svg:x="3.129cm" svg:y="0.437cm"><draw:text-box><text:p>Reset</text:p></draw:text-box></draw:frame></text:p>
      <text:p text:style-name="Standard"><draw:rect text:anchor-type="paragraph" draw:z-index="73" draw:style-name="gr2" draw:text-style-name="P3" svg:width="0.376cm" svg:height="0.251cm" svg:x="4.006cm" svg:y="0.439cm"><text:p/></draw:rect></text:p>
      <text:p text:style-name="Standard"><draw:line text:anchor-type="paragraph" draw:z-index="38" draw:style-name="gr2" draw:text-style-name="P3" svg:x1="5.373cm" svg:y1="2.833cm" svg:x2="5.373cm" svg:y2="0.203cm"><text:p/></draw:line><draw:line text:anchor-type="paragraph" draw:z-index="47" draw:style-name="gr2" draw:text-style-name="P3" svg:x1="5.373cm" svg:y1="0.203cm" svg:x2="14.014cm" svg:y2="0.203cm"><text:p/></draw:line><draw:line text:anchor-type="paragraph" draw:z-index="48" draw:style-name="gr2" draw:text-style-name="P3" svg:x1="14.014cm" svg:y1="2.833cm" svg:x2="14.014cm" svg:y2="0.203cm"><text:p/></draw:line><draw:line text:anchor-type="paragraph" draw:z-index="56" draw:style-name="gr7" draw:text-style-name="P3" svg:x1="10.257cm" svg:y1="0.203cm" svg:x2="10.271cm" svg:y2="8.084cm"><text:p/></draw:line><draw:rect text:anchor-type="paragraph" draw:z-index="72" draw:style-name="gr2" draw:text-style-name="P3" svg:width="0.877cm" svg:height="0.126cm" svg:x="3.755cm" svg:y="0.203cm"><text:p/></draw:rect></text:p>
      <text:p text:style-name="Standard"><draw:line text:anchor-type="paragraph" draw:z-index="39" draw:style-name="gr2" draw:text-style-name="P3" svg:x1="5.874cm" svg:y1="2.346cm" svg:x2="5.874cm" svg:y2="0.217cm"><text:p/></draw:line><draw:line text:anchor-type="paragraph" draw:z-index="45" draw:style-name="gr2" draw:text-style-name="P3" svg:x1="13.513cm" svg:y1="2.346cm" svg:x2="13.513cm" svg:y2="0.217cm"><text:p/></draw:line><draw:line text:anchor-type="paragraph" draw:z-index="46" draw:style-name="gr2" draw:text-style-name="P3" svg:x1="5.874cm" svg:y1="0.217cm" svg:x2="13.513cm" svg:y2="0.217cm"><text:p/></draw:line><draw:line text:anchor-type="paragraph" draw:z-index="58" draw:style-name="gr7" draw:text-style-name="P3" svg:x1="10.758cm" svg:y1="0.217cm" svg:x2="10.792cm" svg:y2="10.488cm"><text:p/></draw:line><draw:line text:anchor-type="paragraph" draw:z-index="65" draw:style-name="gr10" draw:text-style-name="P3" svg:x1="4.371cm" svg:y1="0.091cm" svg:x2="5.373cm" svg:y2="0.091cm"><text:p/></draw:line><draw:line text:anchor-type="paragraph" draw:z-index="67" draw:style-name="gr7" draw:text-style-name="P3" svg:x1="4.005cm" svg:y1="0.091cm" svg:x2="3.379cm" svg:y2="0.091cm"><text:p/></draw:line><draw:line text:anchor-type="paragraph" draw:z-index="70" draw:style-name="gr2" draw:text-style-name="P3" svg:x1="3.379cm" svg:y1="0.091cm" svg:x2="3.379cm" svg:y2="0.842cm"><text:p/></draw:line></text:p>
      <text:p text:style-name="Standard"><draw:line text:anchor-type="paragraph" draw:z-index="69" draw:style-name="gr2" draw:text-style-name="P3" svg:x1="4.803cm" svg:y1="1.86cm" svg:x2="4.803cm" svg:y2="0.357cm"><text:p/></draw:line><draw:line text:anchor-type="paragraph" draw:z-index="71" draw:style-name="gr2" draw:text-style-name="P3" svg:x1="4.802cm" svg:y1="0.357cm" svg:x2="3.379cm" svg:y2="0.357cm"><text:p/></draw:line></text:p>
      <text:p text:style-name="Standard"><draw:line text:anchor-type="paragraph" draw:z-index="49" draw:style-name="gr2" draw:text-style-name="P3" svg:x1="8.378cm" svg:y1="1.372cm" svg:x2="8.378cm" svg:y2="0.245cm"><text:p/></draw:line><draw:line text:anchor-type="paragraph" draw:z-index="50" draw:style-name="gr2" draw:text-style-name="P3" svg:x1="13.012cm" svg:y1="1.372cm" svg:x2="13.012cm" svg:y2="0.245cm"><text:p/></draw:line><draw:line text:anchor-type="paragraph" draw:z-index="51" draw:style-name="gr2" draw:text-style-name="P3" svg:x1="8.378cm" svg:y1="0.245cm" svg:x2="13.012cm" svg:y2="0.245cm"><text:p/></draw:line><draw:line text:anchor-type="paragraph" draw:z-index="59" draw:style-name="gr2" draw:text-style-name="P3" svg:x1="4.419cm" svg:y1="1.373cm" svg:x2="4.419cm" svg:y2="0.371cm"><text:p/></draw:line><draw:line text:anchor-type="paragraph" draw:z-index="60" draw:style-name="gr2" draw:text-style-name="P3" svg:x1="2.868cm" svg:y1="0.371cm" svg:x2="4.418cm" svg:y2="0.371cm"><text:p/></draw:line></text:p>
      <text:p text:style-name="Standard"><draw:line text:anchor-type="paragraph" draw:z-index="52" draw:style-name="gr2" draw:text-style-name="P3" svg:x1="8.879cm" svg:y1="0.259cm" svg:x2="12.511cm" svg:y2="0.259cm"><text:p/></draw:line><draw:line text:anchor-type="paragraph" draw:z-index="53" draw:style-name="gr2" draw:text-style-name="P3" svg:x1="12.511cm" svg:y1="0.885cm" svg:x2="12.511cm" svg:y2="0.259cm"><text:p/></draw:line><draw:line text:anchor-type="paragraph" draw:z-index="54" draw:style-name="gr2" draw:text-style-name="P3" svg:x1="8.879cm" svg:y1="0.885cm" svg:x2="8.879cm" svg:y2="0.259cm"><text:p/></draw:line><draw:line text:anchor-type="paragraph" draw:z-index="115" draw:name="Shape12" draw:style-name="gr23" draw:text-style-name="P3" svg:x1="3.833cm" svg:y1="0.885cm" svg:x2="3.833cm" svg:y2="0.356cm"><text:p/></draw:line><draw:line text:anchor-type="paragraph" draw:z-index="116" draw:name="Shape13" draw:style-name="gr23" draw:text-style-name="P3" svg:x1="1.219cm" svg:y1="0.356cm" svg:x2="3.833cm" svg:y2="0.356cm"><text:p/></draw:line><draw:line text:anchor-type="paragraph" draw:z-index="117" draw:name="Shape14" draw:style-name="gr23" draw:text-style-name="P3" svg:x1="1.219cm" svg:y1="7.997cm" svg:x2="1.219cm" svg:y2="0.356cm"><text:p/></draw:line></text:p>
      <text:p text:style-name="Standard"><draw:rect text:anchor-type="paragraph" draw:z-index="0" draw:style-name="gr1" draw:text-style-name="P2" svg:width="7.264cm" svg:height="3.132cm" svg:x="1.991cm" svg:y="0.9cm"><text:p/></draw:rect><draw:rect text:anchor-type="paragraph" draw:z-index="1" draw:style-name="gr2" draw:text-style-name="P3" svg:width="0.251cm" svg:height="0.502cm" svg:x="2.242cm" svg:y="4.03cm"><text:p/></draw:rect><draw:rect text:anchor-type="paragraph" draw:z-index="2" draw:style-name="gr2" draw:text-style-name="P3" svg:width="0.251cm" svg:height="0.502cm" svg:x="2.743cm" svg:y="4.03cm"><text:p/></draw:rect><draw:rect text:anchor-type="paragraph" draw:z-index="3" draw:style-name="gr2" draw:text-style-name="P3" svg:width="0.251cm" svg:height="0.502cm" svg:x="3.244cm" svg:y="4.03cm"><text:p/></draw:rect><draw:rect text:anchor-type="paragraph" draw:z-index="4" draw:style-name="gr2" draw:text-style-name="P3" svg:width="0.251cm" svg:height="0.502cm" svg:x="3.745cm" svg:y="4.03cm"><text:p/></draw:rect><draw:rect text:anchor-type="paragraph" draw:z-index="5" draw:style-name="gr2" draw:text-style-name="P3" svg:width="0.251cm" svg:height="0.502cm" svg:x="4.246cm" svg:y="4.03cm"><text:p/></draw:rect><draw:rect text:anchor-type="paragraph" draw:z-index="6" draw:style-name="gr2" draw:text-style-name="P3" svg:width="0.251cm" svg:height="0.502cm" svg:x="4.747cm" svg:y="4.03cm"><text:p/></draw:rect><draw:rect text:anchor-type="paragraph" draw:z-index="7" draw:style-name="gr2" draw:text-style-name="P3" svg:width="0.251cm" svg:height="0.502cm" svg:x="5.248cm" svg:y="4.03cm"><text:p/></draw:rect><draw:rect text:anchor-type="paragraph" draw:z-index="8" draw:style-name="gr2" draw:text-style-name="P3" svg:width="0.251cm" svg:height="0.502cm" svg:x="5.749cm" svg:y="4.03cm"><text:p/></draw:rect><draw:rect text:anchor-type="paragraph" draw:z-index="9" draw:style-name="gr2" draw:text-style-name="P3" svg:width="0.251cm" svg:height="0.502cm" svg:x="6.249cm" svg:y="4.03cm"><text:p/></draw:rect><draw:rect text:anchor-type="paragraph" draw:z-index="10" draw:style-name="gr2" draw:text-style-name="P3" svg:width="0.251cm" svg:height="0.502cm" svg:x="6.75cm" svg:y="4.03cm"><text:p/></draw:rect><draw:rect text:anchor-type="paragraph" draw:z-index="11" draw:style-name="gr2" draw:text-style-name="P3" svg:width="0.251cm" svg:height="0.502cm" svg:x="7.251cm" svg:y="4.03cm"><text:p/></draw:rect><draw:rect text:anchor-type="paragraph" draw:z-index="12" draw:style-name="gr2" draw:text-style-name="P3" svg:width="0.251cm" svg:height="0.502cm" svg:x="7.752cm" svg:y="4.03cm"><text:p/></draw:rect><draw:rect text:anchor-type="paragraph" draw:z-index="13" draw:style-name="gr2" draw:text-style-name="P3" svg:width="0.251cm" svg:height="0.502cm" svg:x="8.253cm" svg:y="4.03cm"><text:p/></draw:rect><draw:rect text:anchor-type="paragraph" draw:z-index="14" draw:style-name="gr2" draw:text-style-name="P3" svg:width="0.251cm" svg:height="0.502cm" svg:x="8.754cm" svg:y="4.03cm"><text:p/></draw:rect><draw:rect text:anchor-type="paragraph" draw:z-index="15" draw:style-name="gr2" draw:text-style-name="P3" svg:width="0.251cm" svg:height="0.502cm" svg:x="2.242cm" svg:y="0.399cm"><text:p/></draw:rect><draw:rect text:anchor-type="paragraph" draw:z-index="16" draw:style-name="gr2" draw:text-style-name="P3" svg:width="0.251cm" svg:height="0.502cm" svg:x="2.743cm" svg:y="0.399cm"><text:p/></draw:rect><draw:rect text:anchor-type="paragraph" draw:z-index="17" draw:style-name="gr2" draw:text-style-name="P3" svg:width="0.251cm" svg:height="0.502cm" svg:x="3.244cm" svg:y="0.399cm"><text:p/></draw:rect><draw:rect text:anchor-type="paragraph" draw:z-index="18" draw:style-name="gr2" draw:text-style-name="P3" svg:width="0.251cm" svg:height="0.502cm" svg:x="3.745cm" svg:y="0.399cm"><text:p/></draw:rect><draw:rect text:anchor-type="paragraph" draw:z-index="19" draw:style-name="gr2" draw:text-style-name="P3" svg:width="0.251cm" svg:height="0.502cm" svg:x="4.246cm" svg:y="0.399cm"><text:p/></draw:rect><draw:rect text:anchor-type="paragraph" draw:z-index="20" draw:style-name="gr2" draw:text-style-name="P3" svg:width="0.251cm" svg:height="0.502cm" svg:x="4.747cm" svg:y="0.399cm"><text:p/></draw:rect><draw:rect text:anchor-type="paragraph" draw:z-index="21" draw:style-name="gr2" draw:text-style-name="P3" svg:width="0.251cm" svg:height="0.502cm" svg:x="5.248cm" svg:y="0.399cm"><text:p/></draw:rect><draw:rect text:anchor-type="paragraph" draw:z-index="22" draw:style-name="gr2" draw:text-style-name="P3" svg:width="0.251cm" svg:height="0.502cm" svg:x="5.749cm" svg:y="0.399cm"><text:p/></draw:rect><draw:rect text:anchor-type="paragraph" draw:z-index="23" draw:style-name="gr2" draw:text-style-name="P3" svg:width="0.251cm" svg:height="0.502cm" svg:x="6.249cm" svg:y="0.399cm"><text:p/></draw:rect><draw:rect text:anchor-type="paragraph" draw:z-index="24" draw:style-name="gr2" draw:text-style-name="P3" svg:width="0.251cm" svg:height="0.502cm" svg:x="6.75cm" svg:y="0.399cm"><text:p/></draw:rect><draw:rect text:anchor-type="paragraph" draw:z-index="25" draw:style-name="gr2" draw:text-style-name="P3" svg:width="0.251cm" svg:height="0.502cm" svg:x="7.251cm" svg:y="0.399cm"><text:p/></draw:rect><draw:rect text:anchor-type="paragraph" draw:z-index="26" draw:style-name="gr2" draw:text-style-name="P3" svg:width="0.251cm" svg:height="0.502cm" svg:x="7.752cm" svg:y="0.399cm"><text:p/></draw:rect><draw:rect text:anchor-type="paragraph" draw:z-index="27" draw:style-name="gr2" draw:text-style-name="P3" svg:width="0.251cm" svg:height="0.502cm" svg:x="8.253cm" svg:y="0.399cm"><text:p/></draw:rect><draw:rect text:anchor-type="paragraph" draw:z-index="28" draw:style-name="gr2" draw:text-style-name="P3" svg:width="0.251cm" svg:height="0.502cm" svg:x="8.754cm" svg:y="0.399cm"><text:p/></draw:rect><draw:rect text:anchor-type="paragraph" draw:z-index="29" draw:style-name="gr3" draw:text-style-name="P4" svg:width="0.251cm" svg:height="0.627cm" svg:x="1.991cm" svg:y="2.152cm"><text:p/></draw:rect><draw:circle text:anchor-type="paragraph" draw:z-index="30" draw:style-name="gr3" draw:text-style-name="P4" svg:width="0.251cm" svg:height="0.251cm" svg:x="2.367cm" svg:y="3.404cm"><text:p/></draw:circle><draw:frame text:anchor-type="paragraph" draw:z-index="31" draw:style-name="gr4" draw:text-style-name="P5" svg:width="3.507cm" svg:height="0.627cm" svg:x="3.87cm" svg:y="2.152cm"><draw:text-box><text:p>LPC1114FN28</text:p></draw:text-box></draw:frame><draw:line text:anchor-type="paragraph" draw:z-index="32" draw:style-name="gr2" draw:text-style-name="P3" svg:x1="2.368cm" svg:y1="4.531cm" svg:x2="2.334cm" svg:y2="8.747cm"><text:p/></draw:line><draw:line text:anchor-type="paragraph" draw:z-index="33" draw:style-name="gr2" draw:text-style-name="P3" svg:x1="2.886cm" svg:y1="4.531cm" svg:x2="2.886cm" svg:y2="8.276cm"><text:p/></draw:line><draw:line text:anchor-type="paragraph" draw:z-index="34" draw:style-name="gr2" draw:text-style-name="P3" svg:x1="3.337cm" svg:y1="4.531cm" svg:x2="3.337cm" svg:y2="8.747cm"><text:p/></draw:line><draw:rect text:anchor-type="paragraph" draw:z-index="40" draw:style-name="gr6" draw:text-style-name="P6" svg:width="2.38cm" svg:height="2.631cm" svg:x="12.136cm" svg:y="0.9cm"><text:p text:style-name="P3">USB/Serial</text:p></draw:rect><draw:rect text:anchor-type="paragraph" draw:z-index="41" draw:style-name="gr2" draw:text-style-name="P3" svg:width="0.251cm" svg:height="0.502cm" svg:x="12.386cm" svg:y="0.399cm"><text:p/></draw:rect><draw:rect text:anchor-type="paragraph" draw:z-index="42" draw:style-name="gr2" draw:text-style-name="P3" svg:width="0.251cm" svg:height="0.502cm" svg:x="12.887cm" svg:y="0.399cm"><text:p/></draw:rect><draw:rect text:anchor-type="paragraph" draw:z-index="43" draw:style-name="gr2" draw:text-style-name="P3" svg:width="0.251cm" svg:height="0.502cm" svg:x="13.388cm" svg:y="0.399cm"><text:p/></draw:rect><draw:rect text:anchor-type="paragraph" draw:z-index="44" draw:style-name="gr2" draw:text-style-name="P3" svg:width="0.251cm" svg:height="0.502cm" svg:x="13.889cm" svg:y="0.399cm"><text:p/></draw:rect><draw:frame text:anchor-type="paragraph" draw:z-index="76" draw:style-name="gr13" draw:text-style-name="P5" svg:width="0.876cm" svg:height="0.495cm" draw:transform="rotate (1.5707963267949) translate (13.8888611111111cm 1.64923611111111cm)"><draw:text-box><text:p>0V</text:p></draw:text-box></draw:frame><draw:frame text:anchor-type="paragraph" draw:z-index="77" draw:style-name="gr13" draw:text-style-name="P5" svg:width="0.876cm" svg:height="0.495cm" draw:transform="rotate (1.5707963267949) translate (13.3949722222222cm 1.89970833333333cm)"><draw:text-box><text:p>3.3V</text:p></draw:text-box></draw:frame><draw:frame text:anchor-type="paragraph" draw:z-index="78" draw:style-name="gr13" draw:text-style-name="P5" svg:width="0.876cm" svg:height="0.495cm" draw:transform="rotate (1.5707963267949) translate (12.7687916666667cm 1.651cm)"><draw:text-box><text:p>RX</text:p></draw:text-box></draw:frame><draw:frame text:anchor-type="paragraph" draw:z-index="79" draw:style-name="gr13" draw:text-style-name="P5" svg:width="0.876cm" svg:height="0.495cm" draw:transform="rotate (1.5707963267949) translate (12.2749027777778cm 1.64923611111111cm)"><draw:text-box><text:p>TX</text:p></draw:text-box></draw:frame><draw:frame text:anchor-type="paragraph" draw:z-index="80" draw:style-name="gr14" draw:text-style-name="P7" svg:width="1.629cm" svg:height="0.62cm" draw:transform="rotate (1.5707963267949) translate (1.99143055555556cm 6.53520833333333cm)"><draw:text-box><text:p><text:span text:style-name="T1">MISO</text:span></text:p></draw:text-box></draw:frame><draw:frame text:anchor-type="paragraph" draw:z-index="81" draw:style-name="gr14" draw:text-style-name="P7" svg:width="1.629cm" svg:height="0.62cm" draw:transform="rotate (1.5707963267949) translate (2.48531944444444cm 6.53520833333333cm)"><draw:text-box><text:p><text:span text:style-name="T1">MOSI</text:span></text:p></draw:text-box></draw:frame><draw:rect text:anchor-type="paragraph" draw:z-index="86" draw:style-name="gr15" draw:text-style-name="P8" svg:width="1.629cm" svg:height="0.502cm" svg:x="7.569cm" svg:y="6.535cm"><text:p/></draw:rect><draw:rect text:anchor-type="paragraph" draw:z-index="87" draw:style-name="gr16" draw:text-style-name="P9" svg:width="0.126cm" svg:height="0.502cm" svg:x="8.821cm" svg:y="6.535cm"><text:p/></draw:rect><draw:rect text:anchor-type="paragraph" draw:z-index="88" draw:style-name="gr17" draw:text-style-name="P10" svg:width="0.126cm" svg:height="0.502cm" svg:x="8.571cm" svg:y="6.535cm"><text:p/></draw:rect><draw:rect text:anchor-type="paragraph" draw:z-index="89" draw:style-name="gr18" draw:text-style-name="P11" svg:width="0.126cm" svg:height="0.502cm" svg:x="8.32cm" svg:y="6.535cm"><text:p/></draw:rect><draw:line text:anchor-type="paragraph" draw:z-index="90" draw:style-name="gr7" draw:text-style-name="P3" svg:x1="4.371cm" svg:y1="6.786cm" svg:x2="7.569cm" svg:y2="6.786cm"><text:p/></draw:line><draw:line text:anchor-type="paragraph" draw:z-index="91" draw:style-name="gr2" draw:text-style-name="P3" svg:x1="9.197cm" svg:y1="6.786cm" svg:x2="9.823cm" svg:y2="6.786cm"><text:p/></draw:line><draw:frame text:anchor-type="paragraph" draw:z-index="93" draw:style-name="gr20" draw:text-style-name="P5" svg:width="0.877cm" svg:height="0.502cm" svg:x="8.32cm" svg:y="7.036cm"><draw:text-box><text:p>10k</text:p></draw:text-box></draw:frame><draw:rect text:anchor-type="paragraph" draw:z-index="94" draw:style-name="gr2" draw:text-style-name="P3" svg:width="0.251cm" svg:height="0.502cm" svg:x="2.207cm" svg:y="8.747cm"><text:p/></draw:rect><draw:rect text:anchor-type="paragraph" draw:z-index="95" draw:style-name="gr2" draw:text-style-name="P3" svg:width="0.251cm" svg:height="0.502cm" svg:x="2.708cm" svg:y="8.747cm"><text:p/></draw:rect><draw:rect text:anchor-type="paragraph" draw:z-index="96" draw:style-name="gr2" draw:text-style-name="P3" svg:width="0.251cm" svg:height="0.502cm" svg:x="3.209cm" svg:y="8.747cm"><text:p/></draw:rect><draw:rect text:anchor-type="paragraph" draw:z-index="97" draw:style-name="gr2" draw:text-style-name="P3" svg:width="0.251cm" svg:height="0.502cm" svg:x="3.709cm" svg:y="8.747cm"><text:p/></draw:rect><draw:rect text:anchor-type="paragraph" draw:z-index="98" draw:style-name="gr2" draw:text-style-name="P3" svg:width="0.251cm" svg:height="0.502cm" svg:x="4.21cm" svg:y="8.747cm"><text:p/></draw:rect><draw:rect text:anchor-type="paragraph" draw:z-index="99" draw:style-name="gr2" draw:text-style-name="P3" svg:width="0.251cm" svg:height="0.502cm" svg:x="4.711cm" svg:y="8.747cm"><text:p/></draw:rect><draw:rect text:anchor-type="paragraph" draw:z-index="100" draw:style-name="gr2" draw:text-style-name="P3" svg:width="0.251cm" svg:height="0.502cm" svg:x="5.212cm" svg:y="8.747cm"><text:p/></draw:rect><draw:rect text:anchor-type="paragraph" draw:z-index="101" draw:style-name="gr2" draw:text-style-name="P3" svg:width="0.251cm" svg:height="0.502cm" svg:x="5.713cm" svg:y="8.747cm"><text:p/></draw:rect><draw:rect text:anchor-type="paragraph" draw:z-index="102" draw:style-name="gr2" draw:text-style-name="P3" svg:width="0.251cm" svg:height="0.502cm" svg:x="6.242cm" svg:y="8.745cm"><text:p/></draw:rect><draw:custom-shape text:anchor-type="paragraph" draw:z-index="104" draw:name="Shape2" draw:style-name="gr22" draw:text-style-name="P13" svg:width="4.351cm" svg:height="5.042cm" svg:x="2.143cm" svg:y="9.775cm"><text:p/><draw:enhanced-geometry svg:viewBox="0 0 21600 21600" draw:type="rectangle" draw:enhanced-path="M 0 0 L 21600 0 21600 21600 0 21600 0 0 Z N"/></draw:custom-shape><draw:line text:anchor-type="paragraph" draw:z-index="105" draw:name="Shape6" draw:style-name="gr2" draw:text-style-name="P3" svg:x1="3.84cm" svg:y1="8.747cm" svg:x2="3.84cm" svg:y2="8.276cm"><text:p/></draw:line><draw:line text:anchor-type="paragraph" draw:z-index="106" draw:name="Shape7" draw:style-name="gr2" draw:text-style-name="P3" svg:x1="2.886cm" svg:y1="8.276cm" svg:x2="3.84cm" svg:y2="8.27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5" draw:style-name="gr2" draw:text-style-name="P3" svg:x1="3.87cm" svg:y1="0.15cm" svg:x2="3.87cm" svg:y2="3.544cm"><text:p/></draw:line><draw:line text:anchor-type="paragraph" draw:z-index="36" draw:style-name="gr2" draw:text-style-name="P3" svg:x1="5.373cm" svg:y1="0.15cm" svg:x2="5.373cm" svg:y2="1.621cm"><text:p/></draw:line><draw:line text:anchor-type="paragraph" draw:z-index="83" draw:style-name="gr2" draw:text-style-name="P3" svg:x1="4.385cm" svg:y1="0.15cm" svg:x2="4.371cm" svg:y2="2.776cm"><text:p/></draw:line><draw:line text:anchor-type="paragraph" draw:z-index="37" draw:style-name="gr5" draw:text-style-name="P3" svg:x1="5.897cm" svg:y1="0.15cm" svg:x2="5.893cm" svg:y2="4.366cm"><text:p/></draw:line><draw:line text:anchor-type="paragraph" draw:z-index="143" draw:name="Shape20" draw:style-name="gr23" draw:text-style-name="P3" svg:x1="8.909cm" svg:y1="0.15cm" svg:x2="8.909cm" svg:y2="0.363cm"><text:p/></draw:line><draw:line text:anchor-type="paragraph" draw:z-index="144" draw:name="Shape21" draw:style-name="gr23" draw:text-style-name="P3" svg:x1="8.357cm" svg:y1="0.15cm" svg:x2="8.357cm" svg:y2="0.616cm"><text:p/></draw:line><draw:line text:anchor-type="paragraph" draw:z-index="145" draw:name="Shape22" draw:style-name="gr23" draw:text-style-name="P3" svg:x1="7.855cm" svg:y1="0.15cm" svg:x2="7.855cm" svg:y2="0.866cm"><text:p/></draw:line><draw:line text:anchor-type="paragraph" draw:z-index="146" draw:name="Shape23" draw:style-name="gr23" draw:text-style-name="P3" svg:x1="13.585cm" svg:y1="0.363cm" svg:x2="8.909cm" svg:y2="0.363cm"><text:p/></draw:line><draw:line text:anchor-type="paragraph" draw:z-index="151" draw:name="Shape28" draw:style-name="gr23" draw:text-style-name="P3" svg:x1="13.585cm" svg:y1="0.363cm" svg:x2="13.585cm" svg:y2="8.96cm"><text:p/></draw:line></text:p>
      <text:p text:style-name="Standard"><draw:frame text:anchor-type="paragraph" draw:z-index="85" draw:style-name="gr14" draw:text-style-name="P7" svg:width="1.629cm" svg:height="0.62cm" draw:transform="rotate (1.5707963267949) translate (3.45193055555556cm 1.66863888888889cm)"><draw:text-box><text:p><text:span text:style-name="T1">D/C</text:span></text:p></draw:text-box></draw:frame><draw:frame text:anchor-type="paragraph" draw:z-index="82" draw:style-name="gr14" draw:text-style-name="P7" svg:width="1.629cm" svg:height="0.62cm" draw:transform="rotate (1.5707963267949) translate (2.96156944444444cm 1.66863888888889cm)"><draw:text-box><text:p><text:span text:style-name="T1">SCK</text:span></text:p></draw:text-box></draw:frame><draw:frame text:anchor-type="paragraph" draw:z-index="84" draw:style-name="gr14" draw:text-style-name="P7" svg:width="1.629cm" svg:height="0.62cm" draw:transform="rotate (1.5707963267949) translate (3.98286111111111cm 1.66863888888889cm)"><draw:text-box><text:p><text:span text:style-name="T1">Reset</text:span></text:p></draw:text-box></draw:frame><draw:frame text:anchor-type="paragraph" draw:z-index="120" draw:style-name="gr14" draw:text-style-name="P7" svg:width="1.629cm" svg:height="0.62cm" draw:transform="rotate (1.5707963267949) translate (0.753180555555556cm 1.73743055555556cm)"><draw:text-box><text:p><text:span text:style-name="T1">SSEL/CS</text:span></text:p></draw:text-box></draw:frame><draw:line text:anchor-type="paragraph" draw:z-index="147" draw:name="Shape24" draw:style-name="gr23" draw:text-style-name="P3" svg:x1="8.357cm" svg:y1="0.129cm" svg:x2="13.183cm" svg:y2="0.129cm"><text:p/></draw:line><draw:line text:anchor-type="paragraph" draw:z-index="148" draw:name="Shape25" draw:style-name="gr23" draw:text-style-name="P3" svg:x1="7.855cm" svg:y1="0.379cm" svg:x2="12.782cm" svg:y2="0.379cm"><text:p/></draw:line><draw:line text:anchor-type="paragraph" draw:z-index="149" draw:name="Shape26" draw:style-name="gr23" draw:text-style-name="P3" svg:x1="12.781cm" svg:y1="6.26cm" svg:x2="12.781cm" svg:y2="0.379cm"><text:p/></draw:line><draw:line text:anchor-type="paragraph" draw:z-index="150" draw:name="Shape27" draw:style-name="gr23" draw:text-style-name="P3" svg:x1="13.183cm" svg:y1="0.129cm" svg:x2="13.183cm" svg:y2="7.368cm"><text:p/></draw:line></text:p>
      <text:p text:style-name="Standard"><draw:line text:anchor-type="paragraph" draw:z-index="55" draw:style-name="gr7" draw:text-style-name="P3" svg:x1="5.888cm" svg:y1="0.294cm" svg:x2="10.271cm" svg:y2="0.294cm"><text:p/></draw:line><draw:line text:anchor-type="paragraph" draw:z-index="142" draw:name="Shape9" draw:style-name="gr26" draw:text-style-name="P3" svg:x1="10.257cm" svg:y1="0.245cm" svg:x2="10.257cm" svg:y2="7.985cm"><text:p/></draw:line></text:p>
      <text:p text:style-name="Standard"><draw:line text:anchor-type="paragraph" draw:z-index="57" draw:style-name="gr8" draw:text-style-name="P3" svg:x1="5.373cm" svg:y1="0.16cm" svg:x2="10.758cm" svg:y2="0.16cm"><text:p/></draw:line><draw:line text:anchor-type="paragraph" draw:z-index="92" draw:style-name="gr19" draw:text-style-name="P3" svg:x1="9.823cm" svg:y1="0.944cm" svg:x2="9.823cm" svg:y2="0.161cm"><text:p/></draw:line></text:p>
      <text:p text:style-name="Standard"/>
      <text:p text:style-name="Standard"><draw:line text:anchor-type="paragraph" draw:z-index="113" draw:name="Shape10" draw:style-name="gr23" draw:text-style-name="P3" svg:x1="4.838cm" svg:y1="1.931cm" svg:x2="4.838cm" svg:y2="0.342cm"><text:p/></draw:line><draw:line text:anchor-type="paragraph" draw:z-index="114" draw:name="Shape11" draw:style-name="gr23" draw:text-style-name="P3" svg:x1="4.371cm" svg:y1="0.342cm" svg:x2="4.838cm" svg:y2="0.342cm"><text:p/></draw:line></text:p>
      <text:p text:style-name="Standard"><draw:line text:anchor-type="paragraph" draw:z-index="119" draw:name="Shape16" draw:style-name="gr23" draw:text-style-name="P3" svg:x1="1.219cm" svg:y1="0.208cm" svg:x2="5.341cm" svg:y2="0.208cm"><text:p/></draw:line><draw:line text:anchor-type="paragraph" draw:z-index="118" draw:name="Shape15" draw:style-name="gr23" draw:text-style-name="P3" svg:x1="5.341cm" svg:y1="1.444cm" svg:x2="5.341cm" svg:y2="0.208cm"><text:p/></draw:line><draw:rect text:anchor-type="paragraph" draw:z-index="121" draw:style-name="gr15" draw:text-style-name="P8" svg:width="1.629cm" svg:height="0.502cm" svg:x="7.553cm" svg:y="0.277cm"><text:p/></draw:rect><draw:rect text:anchor-type="paragraph" draw:z-index="122" draw:style-name="gr24" draw:text-style-name="P14" svg:width="0.126cm" svg:height="0.502cm" svg:x="8.805cm" svg:y="0.277cm"><text:p/></draw:rect><draw:rect text:anchor-type="paragraph" draw:z-index="123" draw:style-name="gr24" draw:text-style-name="P14" svg:width="0.126cm" svg:height="0.502cm" svg:x="8.555cm" svg:y="0.277cm"><text:p/></draw:rect><draw:rect text:anchor-type="paragraph" draw:z-index="124" draw:style-name="gr17" draw:text-style-name="P10" svg:width="0.126cm" svg:height="0.502cm" svg:x="8.304cm" svg:y="0.277cm"><text:p/></draw:rect><draw:frame text:anchor-type="paragraph" draw:z-index="129" draw:style-name="gr14" draw:text-style-name="P7" svg:width="1.629cm" svg:height="0.62cm" svg:x="6.376cm" svg:y="0.056cm"><draw:text-box><text:p><text:span text:style-name="T1">LED</text:span></text:p></draw:text-box></draw:frame></text:p>
      <text:p text:style-name="Standard"><draw:line text:anchor-type="paragraph" draw:z-index="107" draw:name="Shape3" draw:style-name="gr2" draw:text-style-name="P3" svg:x1="4.336cm" svg:y1="0.957cm" svg:x2="4.336cm" svg:y2="0.123cm"><text:p/></draw:line><draw:line text:anchor-type="paragraph" draw:z-index="108" draw:name="Shape4" draw:style-name="gr2" draw:text-style-name="P3" svg:x1="3.865cm" svg:y1="0.123cm" svg:x2="4.336cm" svg:y2="0.123cm"><text:p/></draw:line><draw:frame text:anchor-type="paragraph" draw:z-index="125" draw:style-name="gr20" draw:text-style-name="P5" svg:width="0.877cm" svg:height="0.502cm" svg:x="8.304cm" svg:y="0.291cm"><draw:text-box><text:p>22R</text:p></draw:text-box></draw:frame><draw:line text:anchor-type="paragraph" draw:z-index="126" draw:name="Shape17" draw:style-name="gr25" draw:text-style-name="P3" svg:x1="10.791cm" svg:y1="0.023cm" svg:x2="9.181cm" svg:y2="0.023cm"><text:p/></draw:line><draw:line text:anchor-type="paragraph" draw:z-index="127" draw:name="Shape18" draw:style-name="gr23" draw:text-style-name="P3" svg:x1="2.776cm" svg:y1="0.023cm" svg:x2="7.553cm" svg:y2="0.023cm"><text:p/></draw:line><draw:line text:anchor-type="paragraph" draw:z-index="128" draw:name="Shape19" draw:style-name="gr23" draw:text-style-name="P3" svg:x1="2.776cm" svg:y1="0.958cm" svg:x2="2.776cm" svg:y2="0.023cm"><text:p/></draw:line><draw:frame text:anchor-type="paragraph" draw:z-index="112" draw:style-name="gr14" draw:text-style-name="P7" svg:width="1.629cm" svg:height="0.62cm" svg:x="5.925cm" svg:y="0.273cm"><draw:text-box><text:p><text:span text:style-name="T1">GND</text:span></text:p></draw:text-box></draw:frame></text:p>
      <text:list xml:id="list344023010642417963" text:style-name="L1">
        <text:list-header>
          <text:p text:style-name="P1"><draw:custom-shape text:anchor-type="paragraph" draw:z-index="103" draw:name="Shape1" draw:style-name="gr21" draw:text-style-name="P12" svg:width="4.931cm" svg:height="6.365cm" svg:x="1.842cm" svg:y="0.972cm"><text:p/><draw:enhanced-geometry svg:viewBox="0 0 21600 21600" draw:type="rectangle" draw:enhanced-path="M 0 0 L 21600 0 21600 21600 0 21600 0 0 Z N"/></draw:custom-shape><draw:line text:anchor-type="paragraph" draw:z-index="109" draw:name="Shape5" draw:style-name="gr2" draw:text-style-name="P3" svg:x1="6.368cm" svg:y1="0.47cm" svg:x2="6.368cm" svg:y2="0.265cm"><text:p/></draw:line><draw:line text:anchor-type="paragraph" draw:z-index="110" draw:name="Shape8" draw:style-name="gr2" draw:text-style-name="P3" svg:x1="6.368cm" svg:y1="0.265cm" svg:x2="10.792cm" svg:y2="0.265cm"><text:p/></draw:line><draw:frame text:anchor-type="paragraph" draw:z-index="111" draw:style-name="gr14" draw:text-style-name="P7" svg:width="1.629cm" svg:height="0.62cm" svg:x="6.528cm" svg:y="0.469cm"><draw:text-box><text:p><text:span text:style-name="T1">Vcc</text:span></text:p></draw:text-box></draw:frame><draw:rect text:anchor-type="paragraph" draw:z-index="130" draw:style-name="gr2" draw:text-style-name="P3" svg:width="0.877cm" svg:height="0.126cm" svg:x="11.164cm" svg:y="2.45cm"><text:p/></draw:rect><draw:rect text:anchor-type="paragraph" draw:z-index="131" draw:style-name="gr2" draw:text-style-name="P3" svg:width="0.376cm" svg:height="0.251cm" svg:x="11.414cm" svg:y="2.2cm"><text:p/></draw:rect><draw:line text:anchor-type="paragraph" draw:z-index="132" draw:style-name="gr7" draw:text-style-name="P3" svg:x1="11.779cm" svg:y1="2.852cm" svg:x2="12.781cm" svg:y2="2.852cm"><text:p/></draw:line><draw:line text:anchor-type="paragraph" draw:z-index="133" draw:style-name="gr7" draw:text-style-name="P3" svg:x1="11.406cm" svg:y1="2.852cm" svg:x2="10.268cm" svg:y2="2.852cm"><text:p/></draw:line><draw:rect text:anchor-type="paragraph" draw:z-index="134" draw:style-name="gr2" draw:text-style-name="P3" svg:width="0.877cm" svg:height="0.126cm" svg:x="11.16cm" svg:y="3.556cm"><text:p/></draw:rect><draw:rect text:anchor-type="paragraph" draw:z-index="135" draw:style-name="gr2" draw:text-style-name="P3" svg:width="0.376cm" svg:height="0.251cm" svg:x="11.411cm" svg:y="3.306cm"><text:p/></draw:rect><draw:line text:anchor-type="paragraph" draw:z-index="136" draw:style-name="gr7" draw:text-style-name="P3" svg:x1="11.776cm" svg:y1="3.958cm" svg:x2="13.184cm" svg:y2="3.96cm"><text:p/></draw:line><draw:line text:anchor-type="paragraph" draw:z-index="137" draw:style-name="gr7" draw:text-style-name="P3" svg:x1="11.402cm" svg:y1="3.958cm" svg:x2="10.264cm" svg:y2="3.958cm"><text:p/></draw:line><draw:rect text:anchor-type="paragraph" draw:z-index="138" draw:style-name="gr2" draw:text-style-name="P3" svg:width="0.877cm" svg:height="0.126cm" svg:x="11.164cm" svg:y="4.662cm"><text:p/></draw:rect><draw:rect text:anchor-type="paragraph" draw:z-index="139" draw:style-name="gr2" draw:text-style-name="P3" svg:width="0.376cm" svg:height="0.251cm" svg:x="11.414cm" svg:y="4.411cm"><text:p/></draw:rect><draw:line text:anchor-type="paragraph" draw:z-index="140" draw:style-name="gr7" draw:text-style-name="P3" svg:x1="11.779cm" svg:y1="5.064cm" svg:x2="13.585cm" svg:y2="5.066cm"><text:p/></draw:line><draw:line text:anchor-type="paragraph" draw:z-index="141" draw:style-name="gr7" draw:text-style-name="P3" svg:x1="11.406cm" svg:y1="5.064cm" svg:x2="10.268cm" svg:y2="5.064cm"><text:p/></draw:line><draw:frame text:anchor-type="paragraph" draw:z-index="152" draw:style-name="gr14" draw:text-style-name="P7" svg:width="1.629cm" svg:height="0.62cm" svg:x="9.312cm" svg:y="4.697cm"><draw:text-box><text:p><text:span text:style-name="T1">Right</text:span></text:p></draw:text-box></draw:frame><draw:frame text:anchor-type="paragraph" draw:z-index="153" draw:style-name="gr14" draw:text-style-name="P7" svg:width="1.629cm" svg:height="0.62cm" svg:x="9.292cm" svg:y="3.692cm"><draw:text-box><text:p><text:span text:style-name="T1">Fire</text:span></text:p></draw:text-box></draw:frame><draw:frame text:anchor-type="paragraph" draw:z-index="154" draw:style-name="gr14" draw:text-style-name="P7" svg:width="1.629cm" svg:height="0.62cm" svg:x="9.262cm" svg:y="2.637cm"><draw:text-box><text:p><text:span text:style-name="T1">Left</text:span></text:p></draw:text-box></draw:frame><draw:frame text:anchor-type="paragraph" draw:z-index="155" draw:name="Shape29" draw:style-name="gr27" draw:text-style-name="P5" svg:width="5.631cm" svg:height="1.359cm" svg:x="1.674cm" svg:y="7.479cm"><draw:text-box><text:p>ElecFreaks 2.2 Inc TFT LCD</text:p><text:p>TFT01-2.2SP (ILI9341)</text:p></draw:text-box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19:59.152921897</meta:creation-date>
    <dc:date>2016-09-09T09:28:31.171302455</dc:date>
    <meta:editing-duration>PT1H29M48S</meta:editing-duration>
    <meta:editing-cycles>32</meta:editing-cycles>
    <meta:generator>LibreOffice/5.1.2.2.0$Linux_X86_64 LibreOffice_project/1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